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7.25pt" style:use-optimal-row-height="tru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.7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ro17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Cianit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Hipidiomorfas con hábito prismático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Elevado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Incoloro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No apreciable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Exfoliación</text:p>
          </table:table-cell>
          <table:table-cell office:value-type="string" table:style-name="ce6">
            <text:p>Una muy buena en la dirección paralela al alargamiento, observable en todos los cristales, y una segunda apreciable de manera perpendicular a la anterio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6">
            <text:p>Apreciable en los bordes de los cristale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6">
            <text:p>Hasta tonalidades amarillentas o anaranjadas de 1r orden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n</text:p>
          </table:table-cell>
          <table:table-cell office:value-type="string" table:style-name="ce6">
            <text:p>Muy poco oblicua (casi recta) y ligeramente ondulante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do</text:p>
          </table:table-cell>
          <table:table-cell office:value-type="string" table:style-name="ce6">
            <text:p>No apreciable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n</text:p>
          </table:table-cell>
          <table:table-cell office:value-type="string" table:style-name="ce6">
            <text:p>No apreciable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ancia en la imagen</text:p>
          </table:table-cell>
          <table:table-cell office:value-type="percentage" office:value="0.3" table:style-name="ce9">
            <text:p>30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12">
            <text:p>Otros minerales importantes en la lámina (%)</text:p>
          </table:table-cell>
          <table:table-cell office:value-type="string" table:style-name="ce6">
            <text:p>Cuarzo <text:s/>40%</text:p>
          </table:table-cell>
          <table:table-cell office:value-type="string" table:style-name="ce13">
            <text:p>Biotita 20%</text:p>
          </table:table-cell>
          <table:table-cell office:value-type="string" table:style-name="ce13">
            <text:p>Granates 10%</text:p>
          </table:table-cell>
          <table:table-cell table:number-columns-repeated="2" table:style-name="ce13"/>
          <table:table-cell table:number-columns-repeated="16378"/>
        </table:table-row>
        <table:table-row table:number-rows-repeated="5" table:style-name="ro1">
          <table:table-cell table:number-columns-repeated="6" table:style-name="ce13"/>
          <table:table-cell table:number-columns-repeated="16378"/>
        </table:table-row>
        <table:table-row table:number-rows-repeated="2" table:style-name="ro11">
          <table:table-cell table:number-columns-repeated="6" table:style-name="ce10"/>
          <table:table-cell table:number-columns-repeated="16378"/>
        </table:table-row>
        <table:table-row table:number-rows-repeated="1048568" table:style-name="ro11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4">
            <text:p>Características generales del mineral</text:p>
          </table:table-cell>
          <table:table-cell office:value-type="string" table:style-name="ce5">
            <text:p>Cian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5">
            <text:p>Al<text:span text:style-name="T2">2</text:span><text:span text:style-name="T1">SiO</text:span><text:span text:style-name="T2">5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 los cristales</text:p>
          </table:table-cell>
          <table:table-cell office:value-type="string" table:style-name="ce6">
            <text:p>Idiomorfa generalmente incluidas, de hábito tabular, prismáticas o más raramente fibrosas; también alotriomorfas equidimencionales (muy raro). Pseudomorfas de andalucita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Alto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6">
            <text:p>Incoloro en lámina delgada, raramente azul claro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No presenta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n</text:p>
          </table:table-cell>
          <table:table-cell office:value-type="string" table:style-name="ce6">
            <text:p>{100} perfecta, {010} buen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15">
            <text:p>A moscovita, clorita, diásporo y a pirofilita. Puede ser pseudomorfizado por otros polimorfos del Al2SiO5</text:p>
          </table:table-cell>
          <table:table-cell table:style-name="ce11"/>
          <table:table-cell table:number-columns-repeated="16381"/>
        </table:table-row>
        <table:table-row table:style-name="ro17">
          <table:table-cell office:value-type="string" table:style-name="ce4">
            <text:p>Colores de interferencia (orden)</text:p>
          </table:table-cell>
          <table:table-cell office:value-type="string" table:style-name="ce6">
            <text:p>Hasta amarillos de primer orden (o comienzo de segundo orden si la lámina es gruesa)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Muy poco oblicu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Macla simple {100} y polisintética {001}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Inclusiones de material carbonoso, sericita y cuarzo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Negativo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53:45Z</dc:date>
    <meta:editing-cycles>5</meta:editing-cycles>
    <meta:editing-duration>PT1353S</meta:editing-duration>
  </office:meta>
</office:document-meta>
</file>